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2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3.5cm" fo:min-width="11.5cm" draw:shadow-opacity="50%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5ce"/>
      <style:paragraph-properties fo:text-align="center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aa95"/>
      <style:paragraph-properties fo:text-align="center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T1" style:family="text">
      <style:text-properties style:font-name="Showcard Gothic1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4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cm" svg:y="5cm">
          <text:p text:style-name="P2"><text:span text:style-name="T1">LARUS</text:span></text:p>
          <text:p text:style-name="P2">Utility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cm" svg:y="5cm">
          <text:p text:style-name="P2"><text:span text:style-name="T1">LARUS</text:span></text:p>
          <text:p text:style-name="P2">FrontEnd</text:p>
          <text:p text:style-name="P2">AD5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cm" svg:y="5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3cm" svg:y="5cm">
          <text:p text:style-name="P2"><text:span text:style-name="T1">LARUS</text:span></text:p>
          <text:p text:style-name="P2">Remote Senso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5cm" svg:height="0.569cm" svg:x="9.5cm" svg:y="4.25cm">
          <draw:text-box>
            <text:p text:style-name="P4"><text:span text:style-name="T2">If FrontEnd is installed</text:span></text:p>
          </draw:text-box>
        </draw:frame>
        <draw:line draw:style-name="gr4" draw:text-style-name="P6" draw:layer="layout" svg:x1="6cm" svg:y1="6.5cm" svg:x2="9cm" svg:y2="6.5cm">
          <text:p/>
        </draw:line>
        <draw:line draw:style-name="gr4" draw:text-style-name="P6" draw:layer="layout" svg:x1="13cm" svg:y1="6.5cm" svg:x2="16cm" svg:y2="6.5cm">
          <text:p/>
        </draw:line>
        <draw:line draw:style-name="gr4" draw:text-style-name="P6" draw:layer="layout" svg:x1="20cm" svg:y1="6.5cm" svg:x2="23cm" svg:y2="6.5cm">
          <text:p/>
        </draw:line>
        <draw:custom-shape draw:style-name="gr5" draw:text-style-name="P7" draw:layer="layout" svg:width="0.75cm" svg:height="0.75cm" draw:transform="rotate (1.57585778162568) translate (6.255cm 6.9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75cm" svg:height="0.569cm" svg:x="20.85cm" svg:y="1.75cm">
          <draw:text-box>
            <text:p text:style-name="P4"><text:span text:style-name="T2">CAN bus termination</text:span></text:p>
          </draw:text-box>
        </draw:frame>
        <draw:line draw:style-name="gr4" draw:text-style-name="P6" draw:layer="layout" svg:x1="25cm" svg:y1="3cm" svg:x2="28cm" svg:y2="3cm">
          <text:p/>
        </draw:line>
        <draw:frame draw:style-name="gr3" draw:text-style-name="P5" draw:layer="layout" svg:width="3.75cm" svg:height="0.569cm" svg:x="20.8cm" svg:y="2.681cm">
          <draw:text-box>
            <text:p text:style-name="P4"><text:span text:style-name="T2">CAN bus connection</text:span></text:p>
          </draw:text-box>
        </draw:frame>
        <draw:custom-shape draw:style-name="gr6" draw:text-style-name="P1" draw:layer="layout" svg:width="6cm" svg:height="4.25cm" svg:x="7.5cm" svg:y="1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.087cm" svg:y="15.703cm">
          <text:p text:style-name="P2"><text:span text:style-name="T1">LARUS</text:span></text:p>
          <text:p text:style-name="P2">Utility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.087cm" svg:y="15.703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3.087cm" svg:y="15.703cm">
          <text:p text:style-name="P2"><text:span text:style-name="T1">LARUS</text:span></text:p>
          <text:p text:style-name="P2">Remote Sensor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663cm" svg:height="0.887cm" svg:x="8.587cm" svg:y="14.913cm">
          <draw:text-box>
            <text:p text:style-name="P4"><text:span text:style-name="T2">If FrontEnd is NOT installed</text:span></text:p>
          </draw:text-box>
        </draw:frame>
        <draw:line draw:style-name="gr4" draw:text-style-name="P6" draw:layer="layout" svg:x1="13.087cm" svg:y1="17.203cm" svg:x2="16.087cm" svg:y2="17.203cm">
          <text:p/>
        </draw:line>
        <draw:line draw:style-name="gr4" draw:text-style-name="P6" draw:layer="layout" svg:x1="20.087cm" svg:y1="17.203cm" svg:x2="23.087cm" svg:y2="17.203cm">
          <text:p/>
        </draw:line>
        <draw:custom-shape draw:style-name="gr5" draw:text-style-name="P7" draw:layer="layout" svg:width="0.75cm" svg:height="0.75cm" draw:transform="rotate (1.57585778162568) translate (13.342cm 17.6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12cm" svg:height="3.75cm" svg:x="12cm" svg:y="10.0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cm" svg:y1="8cm" svg:x2="18cm" svg:y2="10cm">
          <text:p/>
        </draw:line>
        <draw:line draw:style-name="gr9" draw:text-style-name="P6" draw:layer="layout" svg:x1="18cm" svg:y1="13.75cm" svg:x2="18cm" svg:y2="15.75cm">
          <text:p/>
        </draw:line>
        <draw:frame draw:style-name="gr10" draw:text-style-name="P5" draw:layer="layout" svg:width="3.75cm" svg:height="1.205cm" svg:x="18.5cm" svg:y="8.5cm">
          <draw:text-box>
            <text:p text:style-name="P4"><text:span text:style-name="T2">Optional BlueTooth or RS232 connection to XCSoar or OpenVario</text:span></text:p>
          </draw:text-box>
        </draw:frame>
        <draw:frame draw:style-name="gr10" draw:text-style-name="P5" draw:layer="layout" svg:width="3.75cm" svg:height="1.205cm" svg:x="18.5cm" svg:y="14.25cm">
          <draw:text-box>
            <text:p text:style-name="P4"><text:span text:style-name="T2">Optional BlueTooth or RS232 connection to XCSoar or OpenVario</text:span></text:p>
          </draw:text-box>
        </draw:frame>
        <draw:custom-shape draw:style-name="gr5" draw:text-style-name="P7" draw:layer="layout" svg:width="0.75cm" svg:height="0.75cm" draw:transform="rotate (1.57585778162568) translate (22.004cm 6.85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5cm" svg:height="0.75cm" draw:transform="rotate (1.57585778162568) translate (22.104cm 17.60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Showcard Gothic1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4-10T17:07:56.017000000</dc:date>
    <dc:creator>Horst Rupp</dc:creator>
    <meta:editing-duration>PT4M31S</meta:editing-duration>
    <meta:editing-cycles>2</meta:editing-cycles>
    <meta:generator>LibreOffice/7.3.1.3$Windows_X86_64 LibreOffice_project/a69ca51ded25f3eefd52d7bf9a5fad8c90b87951</meta:generator>
    <meta:document-statistic meta:object-count="29"/>
  </office:meta>
</office:document-meta>
</file>